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 style:data-style-name="N2" text:time-value="11:27:32.347658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ole Fang</meta:initial-creator>
    <meta:creation-date>2023-05-28T11:11:59.008668312</meta:creation-date>
    <dc:date>2023-05-28T11:27:51.146130479</dc:date>
    <dc:creator>Baole Fang</dc:creator>
    <meta:editing-duration>PT1M19S</meta:editing-duration>
    <meta:editing-cycles>3</meta:editing-cycles>
    <meta:generator>LibreOffice/7.5.3.2$Linux_X86_64 LibreOffice_project/50$Build-2</meta:generator>
    <meta:document-statistic meta:table-count="1" meta:cell-count="10" meta:object-count="0"/>
  </office:meta>
</office:document-meta>
</file>